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5.5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rbuja" table:style-name="ta1">
        <table:shapes>
          <draw:frame draw:z-index="0" draw:style-name="gr1" draw:text-style-name="P1" svg:width="19.28cm" svg:height="11.182cm" svg:x="7.377cm" svg:y="7.464cm">
            <draw:object draw:notify-on-update-of-ranges="Burbuja.A2:Burbuja.A11 Burbuja.B1:Burbuja.B1 Burbuja.B2:Burbuja.B11 Burbuja.A2:Burbuja.A11 Burbuja.D1:Burbuja.D1 Burbuja.D2:Burbuja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Tam. Caso</text:p>
          </table:table-cell>
          <table:table-cell table:style-name="ce1" office:value-type="string" calcext:value-type="string">
            <text:p>Tiempo 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= K*f(n)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42" calcext:value-type="float">
            <text:p>1042</text:p>
          </table:table-cell>
          <table:table-cell table:formula="of:=[.B2]/([.A2]*[.A2])" office:value-type="float" office:value="0.00001042" calcext:value-type="float">
            <text:p>0,00001042</text:p>
          </table:table-cell>
          <table:table-cell table:formula="of:=[.A2]*[.A2] * [.C$13]" office:value-type="float" office:value="412.076377204586" calcext:value-type="float">
            <text:p>412,07637720458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90" calcext:value-type="float">
            <text:p>2390</text:p>
          </table:table-cell>
          <table:table-cell table:formula="of:=[.B3]/([.A3]*[.A3])" office:value-type="float" office:value="0.000005975" calcext:value-type="float">
            <text:p>0,000005975</text:p>
          </table:table-cell>
          <table:table-cell table:formula="of:=[.A3]*[.A3] * [.C$13]" office:value-type="float" office:value="1648.30550881834" calcext:value-type="float">
            <text:p>1648,3055088183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621" calcext:value-type="float">
            <text:p>3621</text:p>
          </table:table-cell>
          <table:table-cell table:formula="of:=[.B4]/([.A4]*[.A4])" office:value-type="float" office:value="0.00000402333333333333" calcext:value-type="float">
            <text:p>4,02333333333333E-06</text:p>
          </table:table-cell>
          <table:table-cell table:formula="of:=[.A4]*[.A4] * [.C$13]" office:value-type="float" office:value="3708.68739484127" calcext:value-type="float">
            <text:p>3708,6873948412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9706" calcext:value-type="float">
            <text:p>9706</text:p>
          </table:table-cell>
          <table:table-cell table:formula="of:=[.B5]/([.A5]*[.A5])" office:value-type="float" office:value="0.00000606625" calcext:value-type="float">
            <text:p>0,00000606625</text:p>
          </table:table-cell>
          <table:table-cell table:formula="of:=[.A5]*[.A5] * [.C$13]" office:value-type="float" office:value="6593.22203527337" calcext:value-type="float">
            <text:p>6593,2220352733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265" calcext:value-type="float">
            <text:p>12265</text:p>
          </table:table-cell>
          <table:table-cell table:formula="of:=[.B6]/([.A6]*[.A6])" office:value-type="float" office:value="0.000004906" calcext:value-type="float">
            <text:p>0,000004906</text:p>
          </table:table-cell>
          <table:table-cell table:formula="of:=[.A6]*[.A6] * [.C$13]" office:value-type="float" office:value="10301.9094301146" calcext:value-type="float">
            <text:p>10301,909430114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7786" calcext:value-type="float">
            <text:p>7786</text:p>
          </table:table-cell>
          <table:table-cell table:formula="of:=[.B7]/([.A7]*[.A7])" office:value-type="float" office:value="0.00000216277777777778" calcext:value-type="float">
            <text:p>2,16277777777778E-06</text:p>
          </table:table-cell>
          <table:table-cell table:formula="of:=[.A7]*[.A7] * [.C$13]" office:value-type="float" office:value="14834.7495793651" calcext:value-type="float">
            <text:p>14834,749579365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8792" calcext:value-type="float">
            <text:p>8792</text:p>
          </table:table-cell>
          <table:table-cell table:formula="of:=[.B8]/([.A8]*[.A8])" office:value-type="float" office:value="0.00000179428571428571" calcext:value-type="float">
            <text:p>1,79428571428571E-06</text:p>
          </table:table-cell>
          <table:table-cell table:formula="of:=[.A8]*[.A8] * [.C$13]" office:value-type="float" office:value="20191.7424830247" calcext:value-type="float">
            <text:p>20191,742483024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1898" calcext:value-type="float">
            <text:p>11898</text:p>
          </table:table-cell>
          <table:table-cell table:formula="of:=[.B9]/([.A9]*[.A9])" office:value-type="float" office:value="0.0000018590625" calcext:value-type="float">
            <text:p>0,0000018590625</text:p>
          </table:table-cell>
          <table:table-cell table:formula="of:=[.A9]*[.A9] * [.C$13]" office:value-type="float" office:value="26372.8881410935" calcext:value-type="float">
            <text:p>26372,888141093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6295" calcext:value-type="float">
            <text:p>16295</text:p>
          </table:table-cell>
          <table:table-cell table:formula="of:=[.B10]/([.A10]*[.A10])" office:value-type="float" office:value="0.00000201172839506173" calcext:value-type="float">
            <text:p>2,01172839506173E-06</text:p>
          </table:table-cell>
          <table:table-cell table:formula="of:=[.A10]*[.A10] * [.C$13]" office:value-type="float" office:value="33378.1865535714" calcext:value-type="float">
            <text:p>33378,186553571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9892" calcext:value-type="float">
            <text:p>19892</text:p>
          </table:table-cell>
          <table:table-cell table:formula="of:=[.B11]/([.A11]*[.A11])" office:value-type="float" office:value="0.0000019892" calcext:value-type="float">
            <text:p>0,0000019892</text:p>
          </table:table-cell>
          <table:table-cell table:formula="of:=[.A11]*[.A11] * [.C$13]" office:value-type="float" office:value="41207.6377204586" calcext:value-type="float">
            <text:p>41207,6377204586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K promedio:</text:p>
          </table:table-cell>
          <table:table-cell table:formula="of:=AVERAGE([.C2:.C12])" office:value-type="float" office:value="0.00000412076377204586" calcext:value-type="float">
            <text:p>4,12076377204586E-06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08:54:19.246823523</meta:creation-date>
    <dc:date>2024-03-08T23:25:07.117557715</dc:date>
    <meta:editing-duration>PT1H25M37S</meta:editing-duration>
    <meta:editing-cycles>4</meta:editing-cycles>
    <meta:generator>LibreOffice/7.3.7.2$Linux_X86_64 LibreOffice_project/30$Build-2</meta:generator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281cm" svg:height="11.183cm" xlink:href=".." xlink:type="simple" chart:class="chart:scatter" chart:style-name="ch1">
        <chart:legend chart:legend-position="end" svg:x="12.963cm" svg:y="5.043cm" style:legend-expansion="high" chart:style-name="ch2"/>
        <chart:plot-area chart:style-name="ch3" table:cell-range-address="Burbuja.A2:Burbuja.B11 Burbuja.B1:Burbuja.B1 Burbuja.D1:Burbuja.D11" chart:data-source-has-labels="row" svg:x="1.647cm" svg:y="1.231cm" svg:width="10.605cm" svg:height="8.818cm">
          <chart:coordinate-region svg:x="2.824cm" svg:y="1.43cm" svg:width="8.872cm" svg:height="7.9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rbuja.B2:Burbuja.B11" chart:label-cell-address="Burbuja.B1:Burbuja.B1" chart:class="chart:scatter">
            <chart:domain table:cell-range-address="Burbuja.A2:Burbuja.A11"/>
            <chart:data-point chart:repeated="10"/>
          </chart:series>
          <chart:series chart:style-name="ch7" chart:values-cell-range-address="Burbuja.D2:Burbuja.D11" chart:label-cell-address="Burbuja.D1:Burbuja.D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us)</text:p>
                <draw:g>
                  <svg:desc>Burbuja.B1:Burbuja.B1</svg:desc>
                </draw:g>
              </table:table-cell>
              <table:table-cell office:value-type="string">
                <text:p>Tiempo teórico estimado= K*f(n)</text:p>
                <draw:g>
                  <svg:desc>Burbuja.D1:Burbuj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Burbuja.A2:Burbuja.A11</svg:desc>
                </draw:g>
              </table:table-cell>
              <table:table-cell office:value-type="float" office:value="1042">
                <text:p>1042</text:p>
                <draw:g>
                  <svg:desc>Burbuja.B2:Burbuja.B11</svg:desc>
                </draw:g>
              </table:table-cell>
              <table:table-cell office:value-type="float" office:value="412.076377204586">
                <text:p>412.076377204586</text:p>
                <draw:g>
                  <svg:desc>Burbuja.D2:Burbuja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2390">
                <text:p>2390</text:p>
              </table:table-cell>
              <table:table-cell office:value-type="float" office:value="1648.30550881834">
                <text:p>1648.30550881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3621">
                <text:p>3621</text:p>
              </table:table-cell>
              <table:table-cell office:value-type="float" office:value="3708.68739484127">
                <text:p>3708.68739484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9706">
                <text:p>9706</text:p>
              </table:table-cell>
              <table:table-cell office:value-type="float" office:value="6593.22203527337">
                <text:p>6593.22203527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12265">
                <text:p>12265</text:p>
              </table:table-cell>
              <table:table-cell office:value-type="float" office:value="10301.9094301146">
                <text:p>10301.9094301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7786">
                <text:p>7786</text:p>
              </table:table-cell>
              <table:table-cell office:value-type="float" office:value="14834.7495793651">
                <text:p>14834.7495793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8792">
                <text:p>8792</text:p>
              </table:table-cell>
              <table:table-cell office:value-type="float" office:value="20191.7424830247">
                <text:p>20191.7424830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11898">
                <text:p>11898</text:p>
              </table:table-cell>
              <table:table-cell office:value-type="float" office:value="26372.8881410935">
                <text:p>26372.8881410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16295">
                <text:p>16295</text:p>
              </table:table-cell>
              <table:table-cell office:value-type="float" office:value="33378.1865535714">
                <text:p>33378.186553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9892">
                <text:p>19892</text:p>
              </table:table-cell>
              <table:table-cell office:value-type="float" office:value="41207.6377204586">
                <text:p>41207.6377204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